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10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10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25">
            <text:p>2017-05-31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1:30-12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mpiling bibliography of sources about project history for JJ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01T00:00:00" table:style-name="ce10">
            <text:p>2017-06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; sent my CV to Jennifer Polack (to be added to the Endings project website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4T00:00:00" table:style-name="ce10">
            <text:p>2017-06-0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5T00:00:00" table:style-name="ce10">
            <text:p>2017-06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6T00:00:00" table:style-name="ce10">
            <text:p>2017-06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08T00:00:00" table:style-name="ce10">
            <text:p>2017-06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8:15-19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Looked for feedback page in MoEML document collection; emailed JJ re: MoEML feedback page; began repurposing feedback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9T00:00:00" table:style-name="ce10">
            <text:p>2017-06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10-11:2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repurposing feedback.xml; emailed JJ re: new feedback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11T00:00:00" table:style-name="ce10">
            <text:p>2017-06-1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3:40-14:2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Looked for step-by-step documentation for encodaing a location document (found:encode_location_doc.xml); emailed JT re: encode_lcoation_doc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3T00:00:00" table:style-name="ce10">
            <text:p>2017-06-1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et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6-15T00:00:00" table:style-name="ce25">
            <text:p>2017-06-15</text:p>
          </table:table-cell>
          <table:table-cell office:value-type="string" table:style-name="ce26">
            <text:p>Thurs</text:p>
          </table:table-cell>
          <table:table-cell office:value-type="string" table:style-name="ce26">
            <text:p>15:45-17:00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Took pictures of pages related to Pantzer location O.2. in STC vol. 3; began making spreadsheet of stationers and books associated with Pantzer locatoin O.2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16T00:00:00" table:style-name="ce10">
            <text:p>2017-06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3:0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Began researching and writing a taxonomy of documentation for DH projects.</text:p>
          </table:table-cell>
          <table:table-cell table:number-columns-repeated="2" table:style-name="ce9"/>
          <table:table-cell office:value-type="string" table:style-name="ce9">
            <text:p>Finished making spreadsheet of stationers and books associated with Pantzer locatoin O.2.; met again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9T00:00:00" table:style-name="ce10">
            <text:p>2017-06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20T00:00:00" table:style-name="ce10">
            <text:p>2017-06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office:value-type="string" table:style-name="ce9">
            <text:p>Prepared timesheet for May 1-15, 2017 pay period and sent it to JJ, explaining that I had failed to send it earlier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3T00:00:00" table:style-name="ce10">
            <text:p>2017-06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Replied to Asana tasks re: adding a &lt;respStmt&gt; for Brook Isherwood to Stow and bios for new members of the leadership board; revised encode_persons.xml per CD and MDH's suggestion; updated bio statements for new leadership board memb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6T00:00:00" table:style-name="ce10">
            <text:p>2017-06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40-12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Updated SVN and commited unversioned changes from Friday (no internet access then); finished downlaoding journal articles and other research resources on documentation types and methods in DH; wrote KT re updating team.xml via Asana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6-27T00:00:00" table:style-name="ce10">
            <text:p>2017-06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10-12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email from MK re: mayoral shows with transcriptions versus without transcriptions; continued working on taxonomy of documentation types; did a bit more research into DH document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6-28T00:00:00" table:style-name="ce10">
            <text:p>2017-06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0 &amp; 11:0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Began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29T00:00:00" table:style-name="ce10">
            <text:p>2017-06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Hanseatic League to ORG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6-30T00:00:00" table:style-name="ce25">
            <text:p>2017-06-30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55-9:5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encoding STEE2.xml (PP contribution); added new sources from STEE2.xml to BIBL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3">
          <table:table-cell office:value-type="date" office:date-value="2017-07-03T00:00:00" table:style-name="ce10">
            <text:p>2017-07-0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0-12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04T00:00:00" table:style-name="ce10">
            <text:p>2017-07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07T00:00:00" table:style-name="ce10">
            <text:p>2017-07-0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35-12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10T00:00:00" table:style-name="ce32">
            <text:p>2017-07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7-12T00:00:00" table:style-name="ce33">
            <text:p>2017-07-12</text:p>
          </table:table-cell>
          <table:table-cell office:value-type="string" table:style-name="ce34">
            <text:p>Wed</text:p>
          </table:table-cell>
          <table:table-cell office:value-type="string" table:style-name="ce34">
            <text:p>9:20-9:50</text:p>
          </table:table-cell>
          <table:table-cell office:value-type="float" office:value="0.5" table:style-name="ce34">
            <text:p>0.5</text:p>
          </table:table-cell>
          <table:table-cell table:number-columns-repeated="3" table:style-name="ce35"/>
          <table:table-cell office:value-type="string" table:style-name="ce35">
            <text:p>Continued encoding STEE2.xml (PP contribution).</text:p>
          </table:table-cell>
          <table:table-cell table:style-name="ce35"/>
          <table:table-cell table:number-columns-repeated="1014" table:style-name="ce34"/>
          <table:table-cell table:style-name="ce36"/>
          <table:table-cell table:number-columns-repeated="15360" table:style-name="ce37"/>
        </table:table-row>
        <table:table-row table:style-name="ro63">
          <table:table-cell table:number-columns-repeated="16384"/>
        </table:table-row>
        <table:table-row table:style-name="ro63">
          <table:table-cell table:number-columns-repeated="2" table:style-name="ce8"/>
          <table:table-cell office:value-type="string" table:style-name="ce8">
            <text:p>7.5 <text:s/>hours to make up</text:p>
          </table:table-cell>
          <table:table-cell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294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7-18T14:12:14Z</dc:date>
    <meta:editing-cycles>69</meta:editing-cycles>
    <meta:editing-duration>PT112006S</meta:editing-duration>
  </office:meta>
</office:document-meta>
</file>